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05B000000024C4E3A5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Tahoma1" svg:font-family="Tahoma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5" style:family="paragraph" style:parent-style-name="Standard">
      <style:paragraph-properties fo:text-align="end" style:justify-single-word="false"/>
      <style:text-properties fo:font-size="18pt" style:font-size-asian="18pt" style:font-size-complex="18pt"/>
    </style:style>
    <style:style style:name="P6" style:family="paragraph" style:parent-style-name="Standard">
      <style:text-properties fo:font-size="18pt" style:text-underline-style="solid" style:text-underline-width="auto" style:text-underline-color="font-color" style:font-size-asian="18pt" style:font-size-complex="18pt"/>
    </style:style>
    <style:style style:name="P7" style:family="paragraph" style:parent-style-name="Standard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text-properties fo:font-size="14pt" officeooo:rsid="00232458" officeooo:paragraph-rsid="00232458" style:font-size-asian="14pt" style:font-size-complex="14pt"/>
    </style:style>
    <style:style style:name="P12" style:family="paragraph" style:parent-style-name="Standard"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text-align="justify" style:justify-single-word="false" fo:orphans="2" fo:widows="2" fo:hyphenation-ladder-count="no-limit"/>
      <style:text-properties style:font-name="Times New Roman" fo:font-size="14pt" officeooo:rsid="0015af41" officeooo:paragraph-rsid="0015af41" style:font-size-asian="14pt" style:font-size-complex="14pt" fo:hyphenate="tru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orphans="2" fo:widows="2" fo:hyphenation-ladder-count="no-limit"/>
      <style:text-properties style:font-name="Times New Roman" fo:font-size="14pt" officeooo:rsid="00174751" officeooo:paragraph-rsid="00174751" style:font-size-asian="14pt" style:font-size-complex="14pt" fo:hyphenate="tru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text-align="justify" style:justify-single-word="false" fo:orphans="2" fo:widows="2" fo:hyphenation-ladder-count="no-limit"/>
      <style:text-properties style:font-name="Times New Roman" fo:font-size="14pt" officeooo:paragraph-rsid="0015af41" style:font-size-asian="14pt" style:font-size-complex="14pt" fo:hyphenate="tru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style:letter-kerning="false" style:font-name-asian="Times New Roman1" style:font-size-asian="14pt" style:font-name-complex="TimesNewRomanPSMT" style:font-size-complex="14pt"/>
    </style:style>
    <style:style style:name="P19" style:family="paragraph" style:parent-style-name="Standard">
      <style:paragraph-properties fo:text-align="justify" style:justify-single-word="false" fo:orphans="2" fo:widows="2" fo:hyphenation-ladder-count="no-limit"/>
      <style:text-properties style:font-name="Times New Roman" fo:font-size="14pt" officeooo:rsid="00174751" officeooo:paragraph-rsid="00174751" style:letter-kerning="false" style:font-name-asian="Times New Roman1" style:font-size-asian="14pt" style:font-name-complex="TimesNewRomanPSMT" style:font-size-complex="14pt" fo:hyphenate="true" fo:hyphenation-remain-char-count="2" fo:hyphenation-push-char-count="2"/>
    </style:style>
    <style:style style:name="P20" style:family="paragraph" style:parent-style-name="Standard">
      <style:paragraph-properties fo:text-align="justify" style:justify-single-word="false" fo:orphans="2" fo:widows="2" fo:hyphenation-ladder-count="no-limit"/>
      <style:text-properties style:font-name="Times New Roman" fo:font-size="26pt" officeooo:rsid="0015af41" officeooo:paragraph-rsid="0015af41" style:font-size-asian="26pt" style:font-size-complex="26pt" fo:hyphenate="true" fo:hyphenation-remain-char-count="2" fo:hyphenation-push-char-count="2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/>
      <style:text-properties officeooo:rsid="0019f324" officeooo:paragraph-rsid="0019f324"/>
    </style:style>
    <style:style style:name="P23" style:family="paragraph" style:parent-style-name="Standard">
      <style:text-properties officeooo:rsid="001f41ea" officeooo:paragraph-rsid="001f41ea"/>
    </style:style>
    <style:style style:name="P24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fo:font-size="18pt" style:font-size-asian="18pt" style:font-size-complex="18pt"/>
    </style:style>
    <style:style style:name="P25" style:family="paragraph" style:parent-style-name="Standard" style:master-page-name="Standard">
      <style:paragraph-properties fo:text-align="center" style:justify-single-word="false" style:page-number="auto"/>
    </style:style>
    <style:style style:name="P26" style:family="paragraph" style:parent-style-name="Standard" style:list-style-name="WWNum1">
      <style:paragraph-properties fo:text-align="justify" style:justify-single-word="false">
        <style:tab-stops>
          <style:tab-stop style:position="0.5in"/>
        </style:tab-stops>
      </style:paragraph-properties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27" style:family="paragraph" style:parent-style-name="Standard" style:list-style-name="WWNum2">
      <style:paragraph-properties>
        <style:tab-stops>
          <style:tab-stop style:position="0.5in"/>
        </style:tab-stops>
      </style:paragraph-properties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P28" style:family="paragraph" style:parent-style-name="Standard" style:list-style-name="WWNum3">
      <style:paragraph-properties>
        <style:tab-stops>
          <style:tab-stop style:position="0.5in"/>
        </style:tab-stops>
      </style:paragraph-properties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P29" style:family="paragraph" style:parent-style-name="Standard">
      <style:text-properties officeooo:rsid="002d589b" officeooo:paragraph-rsid="002d589b"/>
    </style:style>
    <style:style style:name="P30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11dde1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153c09" style:font-size-asian="20pt" style:font-size-complex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officeooo:rsid="001388b7" style:font-size-asian="28pt" style:font-size-complex="2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91b43" style:font-size-asian="14pt" style:font-size-complex="14pt"/>
    </style:style>
    <style:style style:name="T9" style:family="text">
      <style:text-properties fo:font-size="14pt" officeooo:rsid="0019876a" style:font-size-asian="14pt" style:font-size-complex="14pt"/>
    </style:style>
    <style:style style:name="T10" style:family="text">
      <style:text-properties fo:font-size="14pt" officeooo:rsid="0019c669" style:font-size-asian="14pt" style:font-size-complex="14pt"/>
    </style:style>
    <style:style style:name="T11" style:family="text">
      <style:text-properties fo:font-size="14pt" officeooo:rsid="0019f324" style:font-size-asian="14pt" style:font-size-complex="14pt"/>
    </style:style>
    <style:style style:name="T12" style:family="text">
      <style:text-properties fo:font-size="14pt" officeooo:rsid="001a81f2" style:font-size-asian="14pt" style:font-size-complex="14pt"/>
    </style:style>
    <style:style style:name="T13" style:family="text">
      <style:text-properties fo:font-size="14pt" officeooo:rsid="001c813a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name-complex="Arial1" style:font-style-complex="italic"/>
    </style:style>
    <style:style style:name="T16" style:family="text">
      <style:text-properties fo:font-style="italic" officeooo:rsid="0015af41" style:letter-kerning="false" style:font-name-asian="Times New Roman1" style:font-style-asian="italic" style:font-name-complex="TimesNewRomanPSMT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text-position="super 58%" style:font-name-complex="Arial1"/>
    </style:style>
    <style:style style:name="T19" style:family="text">
      <style:text-properties style:text-position="super 58%" style:font-name-complex="OpenSymbol"/>
    </style:style>
    <style:style style:name="T20" style:family="text">
      <style:text-properties style:text-position="sub 58%" style:font-name-complex="OpenSymbol"/>
    </style:style>
    <style:style style:name="T21" style:family="text">
      <style:text-properties style:text-position="sub 58%" style:font-name-complex="Arial1"/>
    </style:style>
    <style:style style:name="T22" style:family="text">
      <style:text-properties style:text-position="sub 58%" fo:font-style="italic" style:font-style-asian="italic" style:font-name-complex="Arial1" style:font-style-complex="italic"/>
    </style:style>
    <style:style style:name="T23" style:family="text">
      <style:text-properties style:letter-kerning="false" style:font-name-asian="Times New Roman1" style:font-name-complex="TimesNewRomanPSMT"/>
    </style:style>
    <style:style style:name="T24" style:family="text">
      <style:text-properties officeooo:rsid="0015af41" style:letter-kerning="false" style:font-name-asian="Times New Roman1" style:font-name-complex="TimesNewRomanPSMT"/>
    </style:style>
    <style:style style:name="T25" style:family="text">
      <style:text-properties officeooo:rsid="0017592d" style:letter-kerning="false" style:font-name-asian="Times New Roman1" style:font-name-complex="TimesNewRomanPSMT"/>
    </style:style>
    <style:style style:name="T26" style:family="text">
      <style:text-properties style:font-name-complex="OpenSymbol"/>
    </style:style>
    <style:style style:name="T27" style:family="text">
      <style:text-properties style:font-name-complex="Arial1"/>
    </style:style>
    <style:style style:name="T28" style:family="text">
      <style:text-properties officeooo:rsid="001f613b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draw:ole-draw-aspect="1"/>
    </style:style>
    <style:style style:name="fr3" style:family="graphic" style:parent-style-name="OLE">
      <style:graphic-properties style:vertical-pos="top" style:vertical-rel="baseline" draw:ole-draw-aspect="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horizontal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Документация за п</text:span><text:span text:style-name="T1">роект</text:span></text:p>
      <text:p text:style-name="P2"/>
      <text:p text:style-name="P2">по Системи за Паралелна Обработка</text:p>
      <text:p text:style-name="P3"/>
      <text:p text:style-name="P3"/>
      <text:p text:style-name="P3"/>
      <text:p text:style-name="P3"/>
      <text:p text:style-name="P4">Паралелен Алгоритъм за</text:p>
      <text:p text:style-name="P1"><text:span text:style-name="T5">Изчисляване на </text:span><text:span text:style-name="T6">Неперовото число</text:span></text:p>
      <text:p text:style-name="P4"/>
      <text:p text:style-name="P4"/>
      <text:p text:style-name="P4"/>
      <text:p text:style-name="P3">Изготвил:</text:p>
      <text:p text:style-name="P1"><text:span text:style-name="T3"><text:s/></text:span><text:span text:style-name="T4">Васил Тодоров</text:span></text:p>
      <text:p text:style-name="P3"/>
      <text:p text:style-name="P3">Ръководител:</text:p>
      <text:p text:style-name="P3">ас. Христо Христов</text:p>
      <text:p text:style-name="P3"/>
      <text:p text:style-name="P3"/>
      <text:p text:style-name="P3"/>
      <text:p text:style-name="P3"/>
      <text:p text:style-name="P5">Проверил: ........................</text:p>
      <text:p text:style-name="P5">(ас. Христо Христов)</text:p>
      <text:p text:style-name="P5"/>
      <text:p text:style-name="P24"/>
      <text:p text:style-name="P24"><text:soft-page-break/></text:p>
      <text:list xml:id="list813015849122205275" text:style-name="WWNum1">
        <text:list-item>
          <text:p text:style-name="P26">Постановка на задачата</text:p>
        </text:list-item>
      </text:list>
      <text:p text:style-name="P17"/>
      <text:p text:style-name="P16"><text:tab/><text:span text:style-name="T23">Числото </text:span><text:span text:style-name="T16">e</text:span><text:span text:style-name="T23"> може да бъде изчислен</text:span><text:span text:style-name="T24">о</text:span><text:span text:style-name="T23"> по различни начини. </text:span></text:p>
      <text:p text:style-name="P13">Един от тези начини е чрез сравнително бързо сходящият към <text:span text:style-name="T14">е</text:span><text:span text:style-name="T17"> ред:</text:span></text:p>
      <text:p text:style-name="P20"><draw:frame text:anchor-type="paragraph" draw:z-index="0" draw:style-name="gr1" draw:text-style-name="P30" svg:width="1.0197in" svg:height="0.0169in" draw:transform="rotate (-3.14159265358979) translate (1.55625in 0.214583333333333in)"><draw:image xlink:href="Pictures/100000000000005B000000024C4E3A58.jpg" xlink:type="simple" xlink:show="embed" xlink:actuate="onLoad"><text:p/></draw:image></draw:frame><text:span text:style-name="T15">e</text:span><text:span text:style-name="T26">=∑</text:span><text:span text:style-name="T15"> </text:span><text:span text:style-name="T18">2k</text:span><text:span text:style-name="T20">(</text:span><text:span text:style-name="T21">2k</text:span><text:span text:style-name="T19">+</text:span><text:span text:style-name="T20">)</text:span><text:span text:style-name="T18">1</text:span><text:span text:style-name="T22">!</text:span><text:span text:style-name="T15"> , k </text:span><text:span text:style-name="T26">=</text:span><text:span text:style-name="T27">0,...</text:span><text:span text:style-name="T15"> , </text:span><text:span text:style-name="T26">∞</text:span></text:p>
      <text:p text:style-name="P13"/>
      <text:p text:style-name="P13">Очевидно не можем да пресмятаме до безкрайност с помощта на краен компютър, но колкото повече членове на реда сумираме, толкова по-голяма точност получаваме.</text:p>
      <text:p text:style-name="P15"/>
      <text:p text:style-name="P18"/>
      <text:p text:style-name="P19">Вашата задача е да напишете програма за изчисление на числото e използвайки цитирания ред, която <text:s text:c="2"/>използва <text:s text:c="2"/>паралелни <text:s text:c="2"/>процеси <text:s text:c="2"/>(нишки) <text:s text:c="2"/>и <text:s text:c="2"/>осигурява <text:s text:c="2"/>пресмятането <text:s text:c="2"/>на <text:s/>e <text:s/>със <text:s text:c="2"/>зададена <text:s text:c="2"/>от потребителя точност. Изискванията към програмата са следните: </text:p>
      <text:p text:style-name="P19">(o) Команден параметър задава точността на пресмятанията. По Ваше желание, точността се изразява <text:s text:c="2"/>или <text:s text:c="2"/>в <text:s text:c="2"/>брой <text:s text:c="2"/>цифри <text:s text:c="2"/>след <text:s text:c="2"/>десетичната <text:s text:c="2"/>запетая <text:s text:c="2"/>или <text:s text:c="2"/>в <text:s text:c="2"/>брой <text:s text:c="2"/>членове <text:s text:c="2"/>на <text:s text:c="2"/>реда. <text:s text:c="2"/>Командният параметър задаващ точността има вида “-p 10000”; </text:p>
      <text:p text:style-name="P19">(о) Друг команден параметър задава максималния брой нишки (задачи) на които разделяме работата по пресмятането на e – например “–t 1” или “–tasks 3”; </text:p>
      <text:p text:style-name="P19">(о) Програмата извежда подходящи съобщения на различните етапи от работата си, както и времето отделено за изчисление и резултата от изчислението (стойността на e); </text:p>
      <text:p text:style-name="P14"><text:span text:style-name="T23">(o) Записва резултата от работа си (стойността на <text:s/>e) във изходен файл, зададен с подходящ параметър, например “–</text:span><text:span text:style-name="T25">o</text:span><text:span text:style-name="T23"> result.txt”. Ако този параметър е изпуснат, се избира име по подразбиране; </text:span></text:p>
      <text:p text:style-name="P19">(o) Да се осигури възможност за „quiet“ режим на работа на програмата, при който се извежда само времето отделено за изчисление на e, отново чрез подходящо избран друг команден параметър – например “–q”;</text:p>
      <text:p text:style-name="P12"/>
      <text:list xml:id="list3542591114332894646" text:style-name="WWNum2">
        <text:list-item>
          <text:p text:style-name="P27">Описание на реализирания алгоритъм</text:p>
        </text:list-item>
      </text:list>
      <text:p text:style-name="P6"/>
      <text:p text:style-name="P21"><text:span text:style-name="T7"><text:tab/>За паралелното решаване на задачата е избран подходът на многонишковото програмиране. </text:span><text:span text:style-name="T8">Тъй като всеки интервал може да се пресметне независимо от другите и накрая да се събере тяхната сума, това прави използването на независимо работещи нишки изключително удобно.</text:span></text:p>
      <text:p text:style-name="P21"><text:span text:style-name="T8"><text:tab/></text:span><text:span text:style-name="T9">С цел максимална точност е използвана библиотеката Apfloat, като сумата се смята от различните нишки с точност по подразбиране 1000 знака след десетичната запетая. </text:span><text:span text:style-name="T10">За изчисления на факториел, се използва клас FactorialCalculator, който използва BigInteger и кешира вече пресметнатите стойности в спосък. С цел максимална скорост, всички нишки използват една и </text:span><text:soft-page-break/><text:span text:style-name="T10">съща инстанция на класа. Списъкът използван за кеширане е синхронизиран.</text:span></text:p>
      <text:p text:style-name="P21"><text:span text:style-name="T10"><text:tab/></text:span><text:span text:style-name="T11">За разлика от стандартният подход с разделяне на парчета и пресмятане на сумата, с цел максимална ефективност съм избрал друг подход. Всяка нишка получава seed (съвпадаш с номера на нишката) и броят на нишките (използван за стъпка). Така всяка нишка смята сумата на seed + k * threadCount, k = 0,1, 2, ... </text:span></text:p>
      <text:p text:style-name="P22"><text:span text:style-name="T11">П</text:span><text:span text:style-name="T7">ричина за изборът на този метод е, че така трудността на изчисленията е по-равномерно разпределена. Наблюдението ми беше върху тестване с 600 члена и 4 нишки. Нишката която изчисляваше от 1ви до 150ти член свършваше за около 30% по-бързо време, от колкото нишката изчисляваща от 450ти до 600тен член. При по-големи числа, разликата може да се увеличи допълнително.</text:span></text:p>
      <text:p text:style-name="P9"><text:tab/></text:p>
      <text:p text:style-name="P8"/>
      <text:list xml:id="list6049373841854919180" text:style-name="WWNum3">
        <text:list-item>
          <text:p text:style-name="P28">Тестови замервания и анализ на метричните показатели</text:p>
        </text:list-item>
      </text:list>
      <text:p text:style-name="P7"/>
      <text:p text:style-name="Standard"><text:span text:style-name="T7"><text:tab/>Разработено е приложение на JAVA и е тествано на </text:span><text:span text:style-name="T12">мобилен процесор Intel I5-3210M, разполагащ </text:span><text:span text:style-name="T13">с</text:span><text:span text:style-name="T12"> 2 физически и 4 логически ядра, с</text:span><text:span text:style-name="T7"> цел да се оценят ускорението S (забързване, speed-up) и ефективността Е <text:tab/>(efficiency) на описания алгоритъм, където ако T(p) е времето необходимо за завършване на работата на алгоритъм с p на брой нишки то:</text:span></text:p>
      <text:p text:style-name="P8"/>
      <text:p text:style-name="P10">S(p) = T(1)/T(p)</text:p>
      <text:p text:style-name="P10">E(p) = S(p)/p <text:s text:c="4"/></text:p>
      <text:p text:style-name="Standard"/>
      <text:p text:style-name="Standard"><draw:frame draw:style-name="fr1" draw:name="Object3" text:anchor-type="paragraph" svg:width="6.672in" svg:height="4.1681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29"><draw:frame draw:style-name="fr1" draw:name="Object4" text:anchor-type="paragraph" svg:width="6.6902in" svg:height="3.8575in" draw:z-index="1"><draw:object xlink:href="./Object 8" xlink:type="simple" xlink:show="embed" xlink:actuate="onLoad"/><draw:image xlink:href="./ObjectReplacements/Object 8" xlink:type="simple" xlink:show="embed" xlink:actuate="onLoad"/></draw:frame><text:soft-page-break/>Следващите 2 диаграми са изготвени на база резултатите от пресмятане с 4000 члена на реда.</text:p>
      <text:p text:style-name="P29"/>
      <text:p text:style-name="P23"><draw:frame draw:style-name="fr2" draw:name="Object1" text:anchor-type="as-char" svg:y="-3.0063in" svg:width="6.252in" svg:height="3.3366in" draw:z-index="4"><draw:object xlink:href="./Object 3" xlink:type="simple" xlink:show="embed" xlink:actuate="onLoad"/><draw:image xlink:href="./ObjectReplacements/Object 3" xlink:type="simple" xlink:show="embed" xlink:actuate="onLoad"/><svg:title>Пресмятане за 1600 члена на реда.</svg:title><svg:desc>chart</svg:desc></draw:frame></text:p>
      <text:p text:style-name="P23"/>
      <text:p text:style-name="P23">Както се забелязва, при изчисляването на реда с повече членове, ускорението е пропорционално на броя на нишките. Предполагам че при 3 и 4 нишки няма разлика, защото <text:s/>процесорът е с 4 логически ядра и 1то винаги е натоварено с операционна система и друг софтуер като Eclipse / Writer / Skype / Chromium. <text:span text:style-name="T28">На процесор с повече физически и логически ядра, пропорцията би следвало да се запази при повече от 3 нишки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3" draw:name="1" text:anchor-type="as-char" svg:width="6.3193in" svg:height="3.9717in" draw:z-index="3"><draw:object xlink:href="./Object 6" xlink:type="simple" xlink:show="embed" xlink:actuate="onLoad"/><draw:image xlink:href="./ObjectReplacements/Object 6" xlink:type="simple" xlink:show="embed" xlink:actuate="onLoad"/><svg:desc>chart</svg:desc></draw:frame></text:p>
      <text:p text:style-name="Standard"/>
      <text:p text:style-name="Standard"/>
      <text:p text:style-name="Standard"/>
      <text:p text:style-name="Standard"/>
      <text:p text:style-name="P11">Забележка: Като темплейт е използвана примерният проект, кръстен "Nenkov.Pi.Calculator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Tahoma1" svg:font-family="Tahoma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zxx" fo:country="none" style:letter-kerning="true" style:font-name-asian="Times New Roman1" style:font-size-asian="10pt" style:language-asian="zxx" style:country-asian="none" style:font-name-complex="Times New Roman1" style:font-size-complex="10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0pt" fo:language="zxx" fo:country="none" style:letter-kerning="true" style:font-name-asian="Times New Roman1" style:font-size-asian="10pt" style:language-asian="zxx" style:country-asian="none" style:font-name-complex="Times New Roman1" style:font-size-complex="10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font-size="12pt" style:letter-kerning="true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Illustration" style:family="paragraph" style:parent-style-name="caption" style:default-outline-level="" style:class="extra"/>
    <style:style style:name="Text" style:family="paragraph" style:parent-style-name="caption" style:default-outline-level="" style:class="extra"/>
    <style:style style:name="HTML_20_Preformatted" style:display-name="HTML Preformatted" style:family="paragraph" style:parent-style-name="Standard" style:default-outline-level="">
      <style:paragraph-properties fo:orphans="2" fo:widows="2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bg" style:country-asian="BG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i Popov</meta:initial-creator>
    <meta:editing-cycles>31</meta:editing-cycles>
    <meta:print-date>1601-01-01T00:00:00</meta:print-date>
    <meta:creation-date>2011-06-13T22:41:00</meta:creation-date>
    <dc:date>2015-05-21T15:46:36.308644782</dc:date>
    <meta:editing-duration>PT2H5M52S</meta:editing-duration>
    <meta:generator>LibreOffice/4.2.8.2$Linux_X86_64 LibreOffice_project/420m0$Build-2</meta:generator>
    <meta:document-statistic meta:table-count="0" meta:image-count="0" meta:object-count="4" meta:page-count="5" meta:paragraph-count="36" meta:word-count="641" meta:character-count="4185" meta:non-whitespace-character-count="3510"/>
    <meta:user-defined meta:name="AppVersion">12.0000</meta:user-defined>
    <meta:user-defined meta:name="Company">Snupiiii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47cm" svg:height="10.586cm" xlink:href="." xlink:type="simple" chart:class="chart:bar" chart:style-name="ch1">
        <chart:title svg:x="6.237cm" svg:y="0.346cm" chart:style-name="ch2">
          <text:p>1600 члена на реда</text:p>
        </chart:title>
        <chart:plot-area chart:style-name="ch3" chart:data-source-has-labels="both" svg:x="1.342cm" svg:y="1.39cm" svg:width="15.267cm" svg:height="8.011cm">
          <chartooo:coordinate-region svg:x="2.561cm" svg:y="1.61cm" svg:width="14.048cm" svg:height="7.105cm"/>
          <chart:axis chart:dimension="x" chart:name="primary-x" chart:style-name="ch4" chartooo:axis-type="auto">
            <chartooo:date-scale/>
            <chart:title svg:x="8.349cm" svg:y="9.613cm" chart:style-name="ch5">
              <text:p>Threads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6.287cm" chart:style-name="ch7">
              <text:p>Miliseconds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lisecon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50">
                <text:p>83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70">
                <text:p>83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/>
      <style:graphic-properties draw:stroke="none" draw:fill-color="#92c3d5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4299b0"/>
      <style:text-properties fo:font-size="10pt" style:font-size-asian="10pt" style:font-size-complex="10pt"/>
    </style:style>
    <style:style style:name="ch9" style:family="chart">
      <style:graphic-properties svg:stroke-width="0.071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8cm" svg:height="8.475cm" xlink:href="." xlink:type="simple" chart:class="chart:area" chart:style-name="ch1">
        <chart:legend chart:legend-position="end" svg:x="12.827cm" svg:y="3.65cm" style:legend-expansion="high" chart:style-name="ch2"/>
        <chart:plot-area chart:style-name="ch3" chart:data-source-has-labels="both" svg:x="0.317cm" svg:y="0.169cm" svg:width="12.193cm" svg:height="8.137cm">
          <chartooo:coordinate-region svg:x="1.173cm" svg:y="0.388cm" svg:width="11.214cm" svg:height="7.23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area">
            <chart:data-point chart:repeated="4"/>
          </chart:series>
          <chart:series chart:style-name="ch8" chart:values-cell-range-address="local-table.$C$2:.$C$5" chart:label-cell-address="local-table.$C$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celleration</text:p>
              </table:table-cell>
              <table:table-cell office:value-type="string">
                <text:p>Thre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1">
                <text:p>1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6">
                <text:p>2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7">
                <text:p>2.8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/>
      <style:graphic-properties draw:stroke="none" draw:fill-color="#92c3d5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4299b0"/>
      <style:text-properties fo:font-size="10pt" style:font-size-asian="10pt" style:font-size-complex="10pt"/>
    </style:style>
    <style:style style:name="ch9" style:family="chart">
      <style:graphic-properties svg:stroke-width="0.071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051cm" svg:height="10.087cm" xlink:href="." xlink:type="simple" chart:class="chart:area" chart:style-name="ch1">
        <chart:legend chart:legend-position="end" svg:x="13.554cm" svg:y="4.456cm" style:legend-expansion="high" chart:style-name="ch2"/>
        <chart:plot-area chart:style-name="ch3" chart:data-source-has-labels="both" svg:x="0.321cm" svg:y="0.201cm" svg:width="12.912cm" svg:height="9.685cm">
          <chartooo:coordinate-region svg:x="1.177cm" svg:y="0.42cm" svg:width="11.933cm" svg:height="8.7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area">
            <chart:data-point chart:repeated="4"/>
          </chart:series>
          <chart:series chart:style-name="ch8" chart:values-cell-range-address="local-table.$C$2:.$C$5" chart:label-cell-address="local-table.$C$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</table:table-cell>
              <table:table-cell office:value-type="string">
                <text:p>Thre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1">
                <text:p>0.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">
                <text:p>0.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">
                <text:p>0.7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93cm" svg:height="9.798cm" xlink:href="." xlink:type="simple" chart:class="chart:bar" chart:style-name="ch1">
        <chart:title svg:x="6.26cm" svg:y="0.33cm" chart:style-name="ch2">
          <text:p>4000 члена на реда</text:p>
        </chart:title>
        <chart:plot-area chart:style-name="ch3" chart:data-source-has-labels="both" svg:x="1.343cm" svg:y="1.358cm" svg:width="15.311cm" svg:height="7.271cm">
          <chartooo:coordinate-region svg:x="2.755cm" svg:y="1.577cm" svg:width="13.899cm" svg:height="6.366cm"/>
          <chart:axis chart:dimension="x" chart:name="primary-x" chart:style-name="ch4" chartooo:axis-type="auto">
            <chartooo:date-scale/>
            <chart:title svg:x="8.372cm" svg:y="8.825cm" chart:style-name="ch5">
              <text:p>Threads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885cm" chart:style-name="ch7">
              <text:p>Miliseconds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242">
                <text:p>1192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556">
                <text:p>6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185">
                <text:p>40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450">
                <text:p>4145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